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Debug Tools</text:h>
      <text:p text:style-name="First_20_paragraph">debug_core.rst debug_tf.rst debug_onnx.rst debug_paddle.rst viz_tools.rst profiling.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